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0d17" officeooo:paragraph-rsid="00090d17"/>
    </style:style>
    <style:style style:name="P5" style:family="paragraph" style:parent-style-name="Standard">
      <style:text-properties officeooo:rsid="00095095" officeooo:paragraph-rsid="00095095"/>
    </style:style>
    <style:style style:name="P6" style:family="paragraph" style:parent-style-name="Standard">
      <style:text-properties style:text-line-through-style="solid" style:text-line-through-type="single" officeooo:rsid="0009f5fc" officeooo:paragraph-rsid="0009f5fc"/>
    </style:style>
    <style:style style:name="P7" style:family="paragraph" style:parent-style-name="Standard">
      <style:text-properties officeooo:rsid="0008505d" officeooo:paragraph-rsid="0008505d"/>
    </style:style>
    <style:style style:name="P8" style:family="paragraph" style:parent-style-name="Standard">
      <style:text-properties officeooo:rsid="0011f331" officeooo:paragraph-rsid="0011f331"/>
    </style:style>
    <style:style style:name="P9" style:family="paragraph" style:parent-style-name="Standard">
      <style:text-properties officeooo:rsid="00129196" officeooo:paragraph-rsid="00129196"/>
    </style:style>
    <style:style style:name="P10" style:family="paragraph" style:parent-style-name="Standard">
      <style:text-properties officeooo:rsid="0012de56" officeooo:paragraph-rsid="0012de56"/>
    </style:style>
    <style:style style:name="P11" style:family="paragraph" style:parent-style-name="Standard">
      <style:text-properties officeooo:rsid="00133152" officeooo:paragraph-rsid="001331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P1">read predictions</text:p>
      <text:p text:style-name="P6">delete on cascade</text:p>
      <text:p text:style-name="P10">delete instance in training and stop python process</text:p>
      <text:p text:style-name="P11">when delete instance from...also cancel all requested spots</text:p>
      <text:p text:style-name="P1"/>
      <text:p text:style-name="P1">Usability:</text:p>
      <text:p text:style-name="P1">load directory</text:p>
      <text:p text:style-name="P2">display images</text:p>
      <text:p text:style-name="P2"/>
      <text:p text:style-name="P2"/>
      <text:p text:style-name="P9">Backend:</text:p>
      <text:p text:style-name="P8">create security-group</text:p>
      <text:p text:style-name="P2"/>
      <text:p text:style-name="P2"/>
      <text:p text:style-name="P2"/>
      <text:p text:style-name="P3">Libraries to install:</text:p>
      <text:p text:style-name="P3">aws credentials</text:p>
      <text:p text:style-name="P3">tensorflow</text:p>
      <text:p text:style-name="P3">keras</text:p>
      <text:p text:style-name="P3">boto3</text:p>
      <text:p text:style-name="P5">anaconda3</text:p>
      <text:p text:style-name="P3">npm install</text:p>
      <text:p text:style-name="P3"/>
      <text:p text:style-name="P3"/>
      <text:p text:style-name="P3"/>
      <text:p text:style-name="P4">Ideas:</text:p>
      <text:p text:style-name="P4">For simulation use dry-ru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08T13:55:06.255412409</dc:date>
    <meta:editing-duration>PT6H54M57S</meta:editing-duration>
    <meta:editing-cycles>12</meta:editing-cycles>
    <meta:generator>LibreOffice/6.4.4.2$Linux_X86_64 LibreOffice_project/40$Build-2</meta:generator>
    <meta:document-statistic meta:table-count="0" meta:image-count="0" meta:object-count="0" meta:page-count="1" meta:paragraph-count="19" meta:word-count="46" meta:character-count="323" meta:non-whitespace-character-count="296"/>
  </office:meta>
</office:document-meta>
</file>